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Name.output( Out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Name.toHex( char ch , StringBuffer s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Nam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ame.outputInline( OutputStream out ,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Name.PDF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Name.escapeNam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